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Light"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1"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T1" style:family="text">
      <style:text-properties fo:color="#1a1a1a"/>
    </style:style>
    <style:style style:name="T2" style:family="text">
      <style:text-properties fo:color="#1a1a1a" style:font-name="Liberation Serif"/>
    </style:style>
    <style:style style:name="T3" style:family="text">
      <style:text-properties fo:color="#1a1a1a" style:font-name="Liberation Serif" fo:font-style="italic" style:font-style-asian="italic" style:font-style-complex="italic"/>
    </style:style>
    <style:style style:name="T4" style:family="text">
      <style:text-properties fo:color="#1a1a1a" style:font-name="Liberation Serif" fo:font-style="italic" fo:font-weight="normal" style:font-style-asian="italic" style:font-weight-asian="normal" style:font-style-complex="italic" style:font-weight-complex="normal"/>
    </style:style>
    <style:style style:name="T5" style:family="text">
      <style:text-properties fo:color="#1a1a1a" style:font-name="Liberation Serif" fo:font-weight="bold" style:font-weight-asian="bold" style:font-weight-complex="bold"/>
    </style:style>
    <style:style style:name="T6" style:family="text">
      <style:text-properties fo:color="#1a1a1a" style:font-name="Liberation Serif" fo:font-style="normal" style:font-style-asian="normal" style:font-style-complex="normal"/>
    </style:style>
    <style:style style:name="T7" style:family="text">
      <style:text-properties fo:color="#1a1a1a" style:font-name="Liberation Serif" fo:font-style="normal" fo:font-weight="bold" style:font-style-asian="normal" style:font-style-complex="normal"/>
    </style:style>
    <style:style style:name="T8" style:family="text">
      <style:text-properties fo:color="#1a1a1a" style:font-name="Liberation Serif" fo:font-style="normal" fo:font-weight="normal" style:font-style-asian="normal" style:font-weight-asian="normal" style:font-style-complex="normal" style:font-weight-complex="normal"/>
    </style:style>
    <style:style style:name="T9" style:family="text">
      <style:text-properties fo:color="#1a1a1a"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eletype"><text:span text:style-name="T6">Convocatorio a participación en la Revista Venezolana sobre Conocimiento Libre<text:line-break/><text:line-break/>Nuestra amigo de mirada dispar Jean Paul Sartre sostiene en su trabajo El existencialismo es un Humanismo que al "querer la libertad descubrimos que depende de la libertad de los otros, y que la libertad de los otros depende de la nuestra", este contundente libertario sostenía también que quien se propone su libertad pero no la hace efectiva realmente nunca se propuso su liberación, falsa consciencia o un acto fallido podríamos pensar.<text:line-break/><text:line-break/>Desde la propuesta libertaria de Sartre en la que la condena es a la libertad hasta nuestra cotidianidad, faltan muchos espacios que llenar y muchas propuestas que argumentar, con este propósito el año pasado realizamos el llamado a la participación en lo que se llamo 1er Concurso de Ensayo Libre, los ensayos participantes pueden ser ledos en nuestra publicación digital Antología Poética Hacker y Ensayística Libertaria,  este año el proyecto recibe una actualización al evolucionar en la Revista Venezolana sobre Conocimiento Libre de la mano de Open Journal System aplicación desarrollada por Public Knowledge Project y el trabajo del Congreso Nacional de Software Libre que acumula siete años en la promoción de los valores morales del software libre, les invitamos a enviar su escrito sobre software libre, creative commons, derechos de autor, patentes y cultura libre a nuestra reciente revista. <text:line-break/><text:line-break/>Nuestra determinación libertaria es manifiesta, pero ¿que nos detiene?.<text:line-break/><text:line-break/>La Revista Venezolana sobre Cultura Libre hace parte de un proyecto aun sin nombre pero que tiene la  intención en constituir un grupo de estudio sobre lo que vagamente se llama Conocimiento Libre, a la Revista se le añade el IV Festival de Poesía Hacker ambos eventos y posiblemente otras realizan en marco del Congreso Nacional de Software Libre.<text:line-break/><text:line-break/>Bases<text:line-break/><text:line-break/>Los ensayos deben ser liberados bajo una licencia libre, que garantice la libertad de compartir la obra, como la Cretive Commons CC-BY-SA (no tadas las CC poseen derecho de copia lo que se conoce como copyleft) o la GFDL, recomendamos el uso de  (CC BY-SA 3.0) (Atribución-CompartirIgual 3.0). Puede pedir ayuda sobre este tema escribiendo a </text:span></text:span><text:a xlink:type="simple" xlink:href="mailto:revista@conocimientolibre.web.ve."><text:span text:style-name="Teletype">revista@conocimientolibre.web.ve.</text:span></text:a><text:span text:style-name="Teletype"><text:span text:style-name="T6"><text:line-break/><text:line-break/>El ensayo no debe poseer menos de 5 cuartillas con interlineado de 1.5 y tamaño de letra 12 para los párrafos, use una fuente tipográfica libre. Una cuartilla está compuesta aproximadamente por 30 líneas.<text:line-break/><text:line-break/>El periodo de recepción finalizará el 02 de Julio de 2011.<text:line-break/><text:line-break/>Podrán participar personas residentes en Venezuela o en el exterior.<text:line-break/>Los ensayos deben ser inéditos.<text:line-break/><text:line-break/>Use la plataforma instalada en </text:span></text:span><text:a xlink:type="simple" xlink:href="http://revista.conocimientolibre.web.ve/"><text:span text:style-name="Teletype">http://revista.conocimientolibre.web.ve</text:span></text:a><text:span text:style-name="Teletype"><text:span text:style-name="T6"> para enviar su escrito, necesitará registrar una cuenta (no se preocupe no venderemos sus datos), si consigue dificultades o errores puede escribirnos a </text:span></text:span><text:a xlink:type="simple" xlink:href="mailto:revista@conocimientolibre.web.ve."><text:span text:style-name="Teletype">revista@conocimientolibre.web.ve.</text:span></text:a><text:span text:style-name="Teletype"><text:span text:style-name="T6"><text:line-break/><text:line-break/>La publicación de la revista esta programada para el XX XX, fecha de cierre del 8vo Congreso Nacional de Software Libre a celebrares en Caraca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Light"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1"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Condensed"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Light1" style:font-size-asian="14pt" style:font-weight-asian="bold" style:font-name-complex="FreeSans" style:font-size-complex="14pt" style:font-weight-complex="bold"/>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05T12:49:48</meta:creation-date>
    <dc:date>2012-02-23T22:25:06</dc:date>
    <meta:editing-duration>PT10H9M41S</meta:editing-duration>
    <meta:editing-cycles>16</meta:editing-cycles>
    <meta:generator>LibreOffice/3.4$Linux LibreOffice_project/340m1$Build-502</meta:generator>
    <dc:creator>omerta </dc:creator>
    <meta:document-statistic meta:table-count="0" meta:image-count="0" meta:object-count="0" meta:page-count="1" meta:paragraph-count="1" meta:word-count="463" meta:character-count="3006" meta:non-whitespace-character-count="2528"/>
  </office:meta>
</office:document-meta>
</file>